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43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902in"/>
    </style:style>
    <style:style style:name="co4" style:family="table-column">
      <style:table-column-properties fo:break-before="auto" style:column-width="0.2098in"/>
    </style:style>
    <style:style style:name="co5" style:family="table-column">
      <style:table-column-properties fo:break-before="auto" style:column-width="1.3402in"/>
    </style:style>
    <style:style style:name="co6" style:family="table-column">
      <style:table-column-properties fo:break-before="auto" style:column-width="1.2902in"/>
    </style:style>
    <style:style style:name="co7" style:family="table-column">
      <style:table-column-properties fo:break-before="auto" style:column-width="1.3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</style:style>
    <style:style style:name="ce8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9" style:family="table-cell" style:parent-style-name="Default" style:data-style-name="N100">
      <style:table-cell-properties fo:background-color="#000000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000000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21">
      <style:table-cell-properties fo:background-color="#ffff99"/>
    </style:style>
    <style:style style:name="ce13" style:family="table-cell" style:parent-style-name="Default" style:data-style-name="N121">
      <style:table-cell-properties fo:background-color="#ffff99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121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 style:data-style-name="N121">
      <style:table-cell-properties style:text-align-source="fix" style:repeat-content="false"/>
      <style:paragraph-properties fo:text-align="center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 style:data-style-name="N100">
      <style:table-cell-properties style:text-align-source="fix" style:repeat-content="false"/>
      <style:paragraph-properties fo:text-align="justify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20" style:family="table-cell" style:parent-style-name="Default">
      <style:table-cell-properties fo:background-color="#000000" style:text-align-source="fix" style:repeat-content="false"/>
      <style:paragraph-properties fo:text-align="justify" fo:margin-left="0in"/>
    </style:style>
    <style:style style:name="ce21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3" style:family="table-cell" style:parent-style-name="Default" style:data-style-name="N122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4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25" style:family="table-cell" style:parent-style-name="Default" style:data-style-name="N122">
      <style:table-cell-properties fo:background-color="#000000" style:text-align-source="fix" style:repeat-content="false"/>
      <style:paragraph-properties fo:text-align="start" fo:margin-left="0in"/>
    </style:style>
  </office:automatic-styles>
  <office:body>
    <office:spreadsheet>
      <table:calculation-settings table:use-regular-expression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8" table:default-cell-style-name="ce5"/>
        <table:table-column table:style-name="co3" table:default-cell-style-name="ce6"/>
        <table:table-column table:style-name="co4" table:default-cell-style-name="ce10"/>
        <table:table-column table:style-name="co2" table:number-columns-repeated="2" table:default-cell-style-name="ce5"/>
        <table:table-column table:style-name="co3" table:default-cell-style-name="ce6"/>
        <table:table-column table:style-name="co4" table:default-cell-style-name="ce10"/>
        <table:table-column table:style-name="co2" table:number-columns-repeated="3" table:default-cell-style-name="Default"/>
        <table:table-column table:style-name="co3" table:default-cell-style-name="ce6"/>
        <table:table-column table:style-name="co4" table:default-cell-style-name="ce10"/>
        <table:table-column table:style-name="co2" table:number-columns-repeated="2" table:default-cell-style-name="Default"/>
        <table:table-column table:style-name="co3" table:default-cell-style-name="ce6"/>
        <table:table-column table:style-name="co4" table:default-cell-style-name="ce10"/>
        <table:table-column table:style-name="co2" table:number-columns-repeated="4" table:default-cell-style-name="Default"/>
        <table:table-column table:style-name="co2" table:default-cell-style-name="ce12"/>
        <table:table-column table:style-name="co4" table:default-cell-style-name="ce10"/>
        <table:table-column table:style-name="co2" table:default-cell-style-name="Default"/>
        <table:table-column table:style-name="co2" table:default-cell-style-name="ce12"/>
        <table:table-column table:style-name="co4" table:default-cell-style-name="ce10"/>
        <table:table-column table:style-name="co5" table:default-cell-style-name="ce16"/>
        <table:table-column table:style-name="co6" table:default-cell-style-name="ce17"/>
        <table:table-column table:style-name="co6" table:default-cell-style-name="Default"/>
        <table:table-column table:style-name="co4" table:default-cell-style-name="ce10"/>
        <table:table-column table:style-name="co6" table:default-cell-style-name="ce19"/>
        <table:table-column table:style-name="co7" table:default-cell-style-name="ce22"/>
        <table:table-column table:style-name="co4" table:default-cell-style-name="ce10"/>
        <table:table-column table:style-name="co6" table:default-cell-style-name="ce19"/>
        <table:table-column table:style-name="co2" table:default-cell-style-name="ce24"/>
        <table:table-column table:style-name="co4" table:default-cell-style-name="ce10"/>
        <table:table-column table:style-name="co6" table:default-cell-style-name="ce19"/>
        <table:table-column table:style-name="co7" table:default-cell-style-name="ce22"/>
        <table:table-column table:style-name="co2" table:number-columns-repeated="979" table:default-cell-style-name="Default"/>
        <table:table-row table:style-name="ro1">
          <table:table-cell table:style-name="ce1" office:value-type="string" calcext:value-type="string">
            <text:p>Student Name</text:p>
          </table:table-cell>
          <table:table-cell table:style-name="ce4" office:value-type="string" calcext:value-type="string">
            <text:p>L1</text:p>
          </table:table-cell>
          <table:table-cell table:style-name="ce4" office:value-type="string" calcext:value-type="string">
            <text:p>L2</text:p>
          </table:table-cell>
          <table:table-cell table:style-name="ce4" office:value-type="string" calcext:value-type="string">
            <text:p>L3</text:p>
          </table:table-cell>
          <table:table-cell table:style-name="ce4" office:value-type="string" calcext:value-type="string">
            <text:p>L4</text:p>
          </table:table-cell>
          <table:table-cell table:style-name="ce4" office:value-type="string" calcext:value-type="string">
            <text:p>L5</text:p>
          </table:table-cell>
          <table:table-cell table:style-name="ce4" office:value-type="string" calcext:value-type="string">
            <text:p>L6</text:p>
          </table:table-cell>
          <table:table-cell table:style-name="ce4" office:value-type="string" calcext:value-type="string">
            <text:p>L7</text:p>
          </table:table-cell>
          <table:table-cell table:style-name="ce4" office:value-type="string" calcext:value-type="string">
            <text:p>L8</text:p>
          </table:table-cell>
          <table:table-cell office:value-type="string" calcext:value-type="string">
            <text:p>Lab Final</text:p>
          </table:table-cell>
          <table:table-cell table:style-name="ce9"/>
          <table:table-cell table:style-name="ce4" office:value-type="string" calcext:value-type="string">
            <text:p>P1</text:p>
          </table:table-cell>
          <table:table-cell table:style-name="ce4" office:value-type="string" calcext:value-type="string">
            <text:p>P2</text:p>
          </table:table-cell>
          <table:table-cell office:value-type="string" calcext:value-type="string">
            <text:p>Practical Final</text:p>
          </table:table-cell>
          <table:table-cell table:style-name="ce9"/>
          <table:table-cell table:style-name="ce11" office:value-type="string" calcext:value-type="string">
            <text:p>Q1</text:p>
          </table:table-cell>
          <table:table-cell table:style-name="ce11" office:value-type="string" calcext:value-type="string">
            <text:p>Q2</text:p>
          </table:table-cell>
          <table:table-cell table:style-name="ce11" office:value-type="string" calcext:value-type="string">
            <text:p>Q3</text:p>
          </table:table-cell>
          <table:table-cell office:value-type="string" calcext:value-type="string">
            <text:p>Quiz <text:s/>Final</text:p>
          </table:table-cell>
          <table:table-cell table:style-name="ce9"/>
          <table:table-cell table:style-name="ce11" office:value-type="string" calcext:value-type="string">
            <text:p>E1</text:p>
          </table:table-cell>
          <table:table-cell table:style-name="ce11" office:value-type="string" calcext:value-type="string">
            <text:p>E2</text:p>
          </table:table-cell>
          <table:table-cell office:value-type="string" calcext:value-type="string">
            <text:p>Exam Final</text:p>
          </table:table-cell>
          <table:table-cell table:style-name="ce9"/>
          <table:table-cell table:style-name="ce11" office:value-type="string" calcext:value-type="string">
            <text:p>CP1</text:p>
          </table:table-cell>
          <table:table-cell table:style-name="ce11" office:value-type="string" calcext:value-type="string">
            <text:p>CP2</text:p>
          </table:table-cell>
          <table:table-cell table:style-name="ce11" office:value-type="string" calcext:value-type="string">
            <text:p>IM</text:p>
          </table:table-cell>
          <table:table-cell table:style-name="ce11" office:value-type="string" calcext:value-type="string">
            <text:p>Q</text:p>
          </table:table-cell>
          <table:table-cell table:style-name="ce6" office:value-type="string" calcext:value-type="string">
            <text:p>CP Final</text:p>
          </table:table-cell>
          <table:table-cell table:style-name="ce9"/>
          <table:table-cell table:style-name="ce11" office:value-type="string" calcext:value-type="string">
            <text:p>FP</text:p>
          </table:table-cell>
          <table:table-cell table:style-name="ce13" office:value-type="string" calcext:value-type="string">
            <text:p>FP Final</text:p>
          </table:table-cell>
          <table:table-cell table:style-name="ce9"/>
          <table:table-cell table:style-name="ce14" office:value-type="string" calcext:value-type="string">
            <text:p>Final Grade</text:p>
          </table:table-cell>
          <table:table-cell office:value-type="string" calcext:value-type="string">
            <text:p>Final Grade</text:p>
          </table:table-cell>
          <table:table-cell table:style-name="ce17" office:value-type="string" calcext:value-type="string">
            <text:p>Final GPA</text:p>
          </table:table-cell>
          <table:table-cell table:style-name="ce9"/>
          <table:table-cell table:style-name="ce18" office:value-type="string" calcext:value-type="string">
            <text:p>Letter Grade</text:p>
          </table:table-cell>
          <table:table-cell table:style-name="ce21" office:value-type="string" calcext:value-type="string">
            <text:p>Numerical Grade</text:p>
          </table:table-cell>
          <table:table-cell table:style-name="ce9"/>
          <table:table-cell table:style-name="ce18" office:value-type="string" calcext:value-type="string">
            <text:p>Letter Grade</text:p>
          </table:table-cell>
          <table:table-cell table:style-name="ce23" office:value-type="string" calcext:value-type="string">
            <text:p>GPA </text:p>
          </table:table-cell>
          <table:table-cell table:style-name="ce9"/>
          <table:table-cell table:style-name="ce18"/>
          <table:table-cell table:style-name="ce21"/>
          <table:table-cell table:style-name="ce11" table:number-columns-repeated="979"/>
        </table:table-row>
        <table:table-row table:style-name="ro1">
          <table:table-cell table:style-name="ce2" office:value-type="string" calcext:value-type="string">
            <text:p>Daniel Bonnett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-</text:p>
          </table:table-cell>
          <table:table-cell table:number-columns-repeated="6" office:value-type="string" calcext:value-type="string">
            <text:p>A</text:p>
          </table:table-cell>
          <table:table-cell table:style-name="ce7"/>
          <table:table-cell/>
          <table:table-cell table:number-columns-repeated="2" office:value-type="float" office:value="1" calcext:value-type="float">
            <text:p>1</text:p>
          </table:table-cell>
          <table:table-cell table:style-name="ce7"/>
          <table:table-cell/>
          <table:table-cell table:style-name="ce5" office:value-type="float" office:value="66" calcext:value-type="float">
            <text:p>66</text:p>
          </table:table-cell>
          <table:table-cell table:style-name="ce5" table:number-columns-repeated="2"/>
          <table:table-cell table:style-name="ce7" table:formula="of:=[.P2]/50*0.15 + [.Q2]/50*0.15 + [.R2]/100*0.2" office:value-type="float" office:value="0.198" calcext:value-type="float">
            <text:p>0.19800</text:p>
          </table:table-cell>
          <table:table-cell/>
          <table:table-cell table:style-name="ce5" office:value-type="float" office:value="86" calcext:value-type="float">
            <text:p>86</text:p>
          </table:table-cell>
          <table:table-cell table:style-name="ce5"/>
          <table:table-cell table:style-name="ce7"/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J2] + [.W2] + [.AC2] + [.AF2]" office:value-type="float" office:value="0" calcext:value-type="float">
            <text:p>0.00000</text:p>
          </table:table-cell>
          <table:table-cell table:style-name="ce15" table:formula="of:=IF([.AH2]&gt;=0.9875;&quot;A+&quot;;  IF([.AH2]&gt;=0.94; &quot;A&quot;; IF([.AH2]&gt;=0.9; &quot;A-&quot;; IF([.AH2]&gt;=0.87; &quot;B+&quot;; IF([.AH2]&gt;=0.84;&quot;B&quot;; IF([.AH2]&gt;=0.8; &quot;B-&quot;; IF([.AH2]&gt;=0.77; &quot;C+&quot;; IF([.AH2]&gt;=0.74;&quot;C&quot;; IF([.AH2]&gt;=0.7; &quot;C-&quot;; IF([.AH2]&gt;=0.67; &quot;D+&quot;; IF([.AH2]&gt;=0.64;&quot;D&quot;; IF([.AH2]&gt;=0.6; &quot;D-&quot;; &quot;F&quot;))))))))))))" office:value-type="string" office:string-value="F" calcext:value-type="string">
            <text:p>F</text:p>
          </table:table-cell>
          <table:table-cell table:style-name="ce17" table:formula="of:=VLOOKUP([.AI2]; [.$AO$2:.$AP$15]; 2; 0)" office:value-type="float" office:value="0" calcext:value-type="float">
            <text:p>0</text:p>
          </table:table-cell>
          <table:table-cell/>
          <table:table-cell office:value-type="string" calcext:value-type="string">
            <text:p>A+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A+</text:p>
          </table:table-cell>
          <table:table-cell office:value-type="float" office:value="4" calcext:value-type="float">
            <text:p>4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Tessie Bracken</text:p>
          </table:table-cell>
          <table:table-cell table:number-columns-repeated="6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style-name="ce7"/>
          <table:table-cell/>
          <table:table-cell table:number-columns-repeated="2" office:value-type="float" office:value="1" calcext:value-type="float">
            <text:p>1</text:p>
          </table:table-cell>
          <table:table-cell table:style-name="ce7"/>
          <table:table-cell/>
          <table:table-cell table:style-name="ce5" office:value-type="float" office:value="58" calcext:value-type="float">
            <text:p>58</text:p>
          </table:table-cell>
          <table:table-cell table:style-name="ce5" table:number-columns-repeated="2"/>
          <table:table-cell table:style-name="ce7" table:formula="of:=[.P3]/50*0.15 + [.Q3]/50*0.15 + [.R3]/100*0.2" office:value-type="float" office:value="0.174" calcext:value-type="float">
            <text:p>0.17400</text:p>
          </table:table-cell>
          <table:table-cell/>
          <table:table-cell table:style-name="ce5" office:value-type="float" office:value="88" calcext:value-type="float">
            <text:p>88</text:p>
          </table:table-cell>
          <table:table-cell table:style-name="ce5"/>
          <table:table-cell table:style-name="ce7"/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J3] + [.W3] + [.AC3] + [.AF3]" office:value-type="float" office:value="0" calcext:value-type="float">
            <text:p>0.00000</text:p>
          </table:table-cell>
          <table:table-cell table:style-name="ce15" table:formula="of:=IF([.AH3]&gt;=0.9875;&quot;A+&quot;;  IF([.AH3]&gt;=0.94; &quot;A&quot;; IF([.AH3]&gt;=0.9; &quot;A-&quot;; IF([.AH3]&gt;=0.87; &quot;B+&quot;; IF([.AH3]&gt;=0.84;&quot;B&quot;; IF([.AH3]&gt;=0.8; &quot;B-&quot;; IF([.AH3]&gt;=0.77; &quot;C+&quot;; IF([.AH3]&gt;=0.74;&quot;C&quot;; IF([.AH3]&gt;=0.7; &quot;C-&quot;; IF([.AH3]&gt;=0.67; &quot;D+&quot;; IF([.AH3]&gt;=0.64;&quot;D&quot;; IF([.AH3]&gt;=0.6; &quot;D-&quot;; &quot;F&quot;))))))))))))" office:value-type="string" office:string-value="F" calcext:value-type="string">
            <text:p>F</text:p>
          </table:table-cell>
          <table:table-cell table:style-name="ce17" table:formula="of:=VLOOKUP([.AI3]; [.$AO$2:.$AP$15]; 2; 0)" office:value-type="float" office:value="0" calcext:value-type="float">
            <text:p>0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4" calcext:value-type="float">
            <text:p>4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Cara Brosius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+</text:p>
          </table:table-cell>
          <table:table-cell table:number-columns-repeated="5" office:value-type="string" calcext:value-type="string">
            <text:p>A</text:p>
          </table:table-cell>
          <table:table-cell table:style-name="ce7"/>
          <table:table-cell/>
          <table:table-cell table:number-columns-repeated="2" office:value-type="float" office:value="1" calcext:value-type="float">
            <text:p>1</text:p>
          </table:table-cell>
          <table:table-cell table:style-name="ce7"/>
          <table:table-cell/>
          <table:table-cell table:style-name="ce5" office:value-type="float" office:value="98" calcext:value-type="float">
            <text:p>98</text:p>
          </table:table-cell>
          <table:table-cell table:style-name="ce5" table:number-columns-repeated="2"/>
          <table:table-cell table:style-name="ce7" table:formula="of:=[.P4]/50*0.15 + [.Q4]/50*0.15 + [.R4]/100*0.2" office:value-type="float" office:value="0.294" calcext:value-type="float">
            <text:p>0.29400</text:p>
          </table:table-cell>
          <table:table-cell/>
          <table:table-cell table:style-name="ce5" office:value-type="float" office:value="95" calcext:value-type="float">
            <text:p>95</text:p>
          </table:table-cell>
          <table:table-cell table:style-name="ce5"/>
          <table:table-cell table:style-name="ce7"/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J4] + [.W4] + [.AC4] + [.AF4]" office:value-type="float" office:value="0" calcext:value-type="float">
            <text:p>0.00000</text:p>
          </table:table-cell>
          <table:table-cell table:style-name="ce15" table:formula="of:=IF([.AH4]&gt;=0.9875;&quot;A+&quot;;  IF([.AH4]&gt;=0.94; &quot;A&quot;; IF([.AH4]&gt;=0.9; &quot;A-&quot;; IF([.AH4]&gt;=0.87; &quot;B+&quot;; IF([.AH4]&gt;=0.84;&quot;B&quot;; IF([.AH4]&gt;=0.8; &quot;B-&quot;; IF([.AH4]&gt;=0.77; &quot;C+&quot;; IF([.AH4]&gt;=0.74;&quot;C&quot;; IF([.AH4]&gt;=0.7; &quot;C-&quot;; IF([.AH4]&gt;=0.67; &quot;D+&quot;; IF([.AH4]&gt;=0.64;&quot;D&quot;; IF([.AH4]&gt;=0.6; &quot;D-&quot;; &quot;F&quot;))))))))))))" office:value-type="string" office:string-value="F" calcext:value-type="string">
            <text:p>F</text:p>
          </table:table-cell>
          <table:table-cell table:style-name="ce17" table:formula="of:=VLOOKUP([.AI4]; [.$AO$2:.$AP$15]; 2; 0)" office:value-type="float" office:value="0" calcext:value-type="float">
            <text:p>0</text:p>
          </table:table-cell>
          <table:table-cell/>
          <table:table-cell office:value-type="string" calcext:value-type="string">
            <text:p>A-</text:p>
          </table:table-cell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A-</text:p>
          </table:table-cell>
          <table:table-cell office:value-type="float" office:value="3.7" calcext:value-type="float">
            <text:p>3.7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Ayodele Hamilton</text:p>
          </table:table-cell>
          <table:table-cell office:value-type="string" calcext:value-type="string">
            <text:p>C+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-</text:p>
          </table:table-cell>
          <table:table-cell table:style-name="ce7"/>
          <table:table-cell/>
          <table:table-cell table:number-columns-repeated="2" office:value-type="float" office:value="0" calcext:value-type="float">
            <text:p>0</text:p>
          </table:table-cell>
          <table:table-cell table:style-name="ce7"/>
          <table:table-cell/>
          <table:table-cell table:style-name="ce5" office:value-type="float" office:value="59" calcext:value-type="float">
            <text:p>59</text:p>
          </table:table-cell>
          <table:table-cell table:style-name="ce5" table:number-columns-repeated="2"/>
          <table:table-cell table:style-name="ce7" table:formula="of:=[.P5]/50*0.15 + [.Q5]/50*0.15 + [.R5]/100*0.2" office:value-type="float" office:value="0.177" calcext:value-type="float">
            <text:p>0.17700</text:p>
          </table:table-cell>
          <table:table-cell/>
          <table:table-cell table:style-name="ce5" office:value-type="float" office:value="72" calcext:value-type="float">
            <text:p>72</text:p>
          </table:table-cell>
          <table:table-cell table:style-name="ce5"/>
          <table:table-cell table:style-name="ce7"/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J5] + [.W5] + [.AC5] + [.AF5]" office:value-type="float" office:value="0" calcext:value-type="float">
            <text:p>0.00000</text:p>
          </table:table-cell>
          <table:table-cell table:style-name="ce15" table:formula="of:=IF([.AH5]&gt;=0.9875;&quot;A+&quot;;  IF([.AH5]&gt;=0.94; &quot;A&quot;; IF([.AH5]&gt;=0.9; &quot;A-&quot;; IF([.AH5]&gt;=0.87; &quot;B+&quot;; IF([.AH5]&gt;=0.84;&quot;B&quot;; IF([.AH5]&gt;=0.8; &quot;B-&quot;; IF([.AH5]&gt;=0.77; &quot;C+&quot;; IF([.AH5]&gt;=0.74;&quot;C&quot;; IF([.AH5]&gt;=0.7; &quot;C-&quot;; IF([.AH5]&gt;=0.67; &quot;D+&quot;; IF([.AH5]&gt;=0.64;&quot;D&quot;; IF([.AH5]&gt;=0.6; &quot;D-&quot;; &quot;F&quot;))))))))))))" office:value-type="string" office:string-value="F" calcext:value-type="string">
            <text:p>F</text:p>
          </table:table-cell>
          <table:table-cell table:style-name="ce17" table:formula="of:=VLOOKUP([.AI5]; [.$AO$2:.$AP$15]; 2; 0)" office:value-type="float" office:value="0" calcext:value-type="float">
            <text:p>0</text:p>
          </table:table-cell>
          <table:table-cell/>
          <table:table-cell office:value-type="string" calcext:value-type="string">
            <text:p>B+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B+</text:p>
          </table:table-cell>
          <table:table-cell office:value-type="float" office:value="3.3" calcext:value-type="float">
            <text:p>3.3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Douglas Hanley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HC</text:p>
          </table:table-cell>
          <table:table-cell office:value-type="string" calcext:value-type="string">
            <text:p>A-</text:p>
          </table:table-cell>
          <table:table-cell table:number-columns-repeated="2" office:value-type="string" calcext:value-type="string">
            <text:p>A</text:p>
          </table:table-cell>
          <table:table-cell table:style-name="ce7"/>
          <table:table-cell/>
          <table:table-cell table:number-columns-repeated="2" office:value-type="float" office:value="1" calcext:value-type="float">
            <text:p>1</text:p>
          </table:table-cell>
          <table:table-cell table:style-name="ce7"/>
          <table:table-cell/>
          <table:table-cell table:style-name="ce5" office:value-type="float" office:value="58" calcext:value-type="float">
            <text:p>58</text:p>
          </table:table-cell>
          <table:table-cell table:style-name="ce5" table:number-columns-repeated="2"/>
          <table:table-cell table:style-name="ce7" table:formula="of:=[.P6]/50*0.15 + [.Q6]/50*0.15 + [.R6]/100*0.2" office:value-type="float" office:value="0.174" calcext:value-type="float">
            <text:p>0.17400</text:p>
          </table:table-cell>
          <table:table-cell/>
          <table:table-cell table:style-name="ce5" office:value-type="float" office:value="48" calcext:value-type="float">
            <text:p>48</text:p>
          </table:table-cell>
          <table:table-cell table:style-name="ce5"/>
          <table:table-cell table:style-name="ce7"/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J6] + [.W6] + [.AC6] + [.AF6]" office:value-type="float" office:value="0" calcext:value-type="float">
            <text:p>0.00000</text:p>
          </table:table-cell>
          <table:table-cell table:style-name="ce15" table:formula="of:=IF([.AH6]&gt;=0.9875;&quot;A+&quot;;  IF([.AH6]&gt;=0.94; &quot;A&quot;; IF([.AH6]&gt;=0.9; &quot;A-&quot;; IF([.AH6]&gt;=0.87; &quot;B+&quot;; IF([.AH6]&gt;=0.84;&quot;B&quot;; IF([.AH6]&gt;=0.8; &quot;B-&quot;; IF([.AH6]&gt;=0.77; &quot;C+&quot;; IF([.AH6]&gt;=0.74;&quot;C&quot;; IF([.AH6]&gt;=0.7; &quot;C-&quot;; IF([.AH6]&gt;=0.67; &quot;D+&quot;; IF([.AH6]&gt;=0.64;&quot;D&quot;; IF([.AH6]&gt;=0.6; &quot;D-&quot;; &quot;F&quot;))))))))))))" office:value-type="string" office:string-value="F" calcext:value-type="string">
            <text:p>F</text:p>
          </table:table-cell>
          <table:table-cell table:style-name="ce17" table:formula="of:=VLOOKUP([.AI6]; [.$AO$2:.$AP$15]; 2; 0)" office:value-type="float" office:value="0" calcext:value-type="float">
            <text:p>0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86" calcext:value-type="float">
            <text:p>86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3" calcext:value-type="float">
            <text:p>3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Lucas Hoesch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-</text:p>
          </table:table-cell>
          <table:table-cell table:style-name="ce7"/>
          <table:table-cell/>
          <table:table-cell table:number-columns-repeated="2" office:value-type="float" office:value="1" calcext:value-type="float">
            <text:p>1</text:p>
          </table:table-cell>
          <table:table-cell table:style-name="ce7"/>
          <table:table-cell/>
          <table:table-cell table:style-name="ce5" office:value-type="float" office:value="74" calcext:value-type="float">
            <text:p>74</text:p>
          </table:table-cell>
          <table:table-cell table:style-name="ce5" table:number-columns-repeated="2"/>
          <table:table-cell table:style-name="ce7" table:formula="of:=[.P7]/50*0.15 + [.Q7]/50*0.15 + [.R7]/100*0.2" office:value-type="float" office:value="0.222" calcext:value-type="float">
            <text:p>0.22200</text:p>
          </table:table-cell>
          <table:table-cell/>
          <table:table-cell table:style-name="ce5" office:value-type="float" office:value="81" calcext:value-type="float">
            <text:p>81</text:p>
          </table:table-cell>
          <table:table-cell table:style-name="ce5"/>
          <table:table-cell table:style-name="ce7"/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J7] + [.W7] + [.AC7] + [.AF7]" office:value-type="float" office:value="0" calcext:value-type="float">
            <text:p>0.00000</text:p>
          </table:table-cell>
          <table:table-cell table:style-name="ce15" table:formula="of:=IF([.AH7]&gt;=0.9875;&quot;A+&quot;;  IF([.AH7]&gt;=0.94; &quot;A&quot;; IF([.AH7]&gt;=0.9; &quot;A-&quot;; IF([.AH7]&gt;=0.87; &quot;B+&quot;; IF([.AH7]&gt;=0.84;&quot;B&quot;; IF([.AH7]&gt;=0.8; &quot;B-&quot;; IF([.AH7]&gt;=0.77; &quot;C+&quot;; IF([.AH7]&gt;=0.74;&quot;C&quot;; IF([.AH7]&gt;=0.7; &quot;C-&quot;; IF([.AH7]&gt;=0.67; &quot;D+&quot;; IF([.AH7]&gt;=0.64;&quot;D&quot;; IF([.AH7]&gt;=0.6; &quot;D-&quot;; &quot;F&quot;))))))))))))" office:value-type="string" office:string-value="F" calcext:value-type="string">
            <text:p>F</text:p>
          </table:table-cell>
          <table:table-cell table:style-name="ce17" table:formula="of:=VLOOKUP([.AI7]; [.$AO$2:.$AP$15]; 2; 0)" office:value-type="float" office:value="0" calcext:value-type="float">
            <text:p>0</text:p>
          </table:table-cell>
          <table:table-cell/>
          <table:table-cell office:value-type="string" calcext:value-type="string">
            <text:p>B-</text:p>
          </table:table-cell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B-</text:p>
          </table:table-cell>
          <table:table-cell office:value-type="float" office:value="2.7" calcext:value-type="float">
            <text:p>2.7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Braden Junker</text:p>
          </table:table-cell>
          <table:table-cell table:number-columns-repeated="4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style-name="ce7"/>
          <table:table-cell/>
          <table:table-cell table:number-columns-repeated="2" office:value-type="float" office:value="0" calcext:value-type="float">
            <text:p>0</text:p>
          </table:table-cell>
          <table:table-cell table:style-name="ce7"/>
          <table:table-cell/>
          <table:table-cell table:style-name="ce5" office:value-type="float" office:value="62" calcext:value-type="float">
            <text:p>62</text:p>
          </table:table-cell>
          <table:table-cell table:style-name="ce5" table:number-columns-repeated="2"/>
          <table:table-cell table:style-name="ce7" table:formula="of:=[.P8]/50*0.15 + [.Q8]/50*0.15 + [.R8]/100*0.2" office:value-type="float" office:value="0.186" calcext:value-type="float">
            <text:p>0.18600</text:p>
          </table:table-cell>
          <table:table-cell/>
          <table:table-cell table:style-name="ce5" office:value-type="float" office:value="64" calcext:value-type="float">
            <text:p>64</text:p>
          </table:table-cell>
          <table:table-cell table:style-name="ce5"/>
          <table:table-cell table:style-name="ce7"/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J8] + [.W8] + [.AC8] + [.AF8]" office:value-type="float" office:value="0" calcext:value-type="float">
            <text:p>0.00000</text:p>
          </table:table-cell>
          <table:table-cell table:style-name="ce15" table:formula="of:=IF([.AH8]&gt;=0.9875;&quot;A+&quot;;  IF([.AH8]&gt;=0.94; &quot;A&quot;; IF([.AH8]&gt;=0.9; &quot;A-&quot;; IF([.AH8]&gt;=0.87; &quot;B+&quot;; IF([.AH8]&gt;=0.84;&quot;B&quot;; IF([.AH8]&gt;=0.8; &quot;B-&quot;; IF([.AH8]&gt;=0.77; &quot;C+&quot;; IF([.AH8]&gt;=0.74;&quot;C&quot;; IF([.AH8]&gt;=0.7; &quot;C-&quot;; IF([.AH8]&gt;=0.67; &quot;D+&quot;; IF([.AH8]&gt;=0.64;&quot;D&quot;; IF([.AH8]&gt;=0.6; &quot;D-&quot;; &quot;F&quot;))))))))))))" office:value-type="string" office:string-value="F" calcext:value-type="string">
            <text:p>F</text:p>
          </table:table-cell>
          <table:table-cell table:style-name="ce17" table:formula="of:=VLOOKUP([.AI8]; [.$AO$2:.$AP$15]; 2; 0)" office:value-type="float" office:value="0" calcext:value-type="float">
            <text:p>0</text:p>
          </table:table-cell>
          <table:table-cell/>
          <table:table-cell office:value-type="string" calcext:value-type="string">
            <text:p>C+</text:p>
          </table:table-cell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C+</text:p>
          </table:table-cell>
          <table:table-cell office:value-type="float" office:value="2.3" calcext:value-type="float">
            <text:p>2.3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Jai Redkar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style-name="ce7"/>
          <table:table-cell/>
          <table:table-cell table:number-columns-repeated="2" office:value-type="float" office:value="1" calcext:value-type="float">
            <text:p>1</text:p>
          </table:table-cell>
          <table:table-cell table:style-name="ce7"/>
          <table:table-cell/>
          <table:table-cell table:style-name="ce5" office:value-type="float" office:value="57" calcext:value-type="float">
            <text:p>57</text:p>
          </table:table-cell>
          <table:table-cell table:style-name="ce5" table:number-columns-repeated="2"/>
          <table:table-cell table:style-name="ce7" table:formula="of:=[.P9]/50*0.15 + [.Q9]/50*0.15 + [.R9]/100*0.2" office:value-type="float" office:value="0.171" calcext:value-type="float">
            <text:p>0.17100</text:p>
          </table:table-cell>
          <table:table-cell/>
          <table:table-cell table:style-name="ce5" office:value-type="float" office:value="67" calcext:value-type="float">
            <text:p>67</text:p>
          </table:table-cell>
          <table:table-cell table:style-name="ce5"/>
          <table:table-cell table:style-name="ce7"/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/>
          <table:table-cell table:style-name="ce15"/>
          <table:table-cell table:style-name="ce17"/>
          <table:table-cell table:number-columns-repeated="988"/>
        </table:table-row>
        <table:table-row table:style-name="ro1">
          <table:table-cell office:value-type="string" calcext:value-type="string">
            <text:p>Luke Regan</text:p>
          </table:table-cell>
          <table:table-cell table:number-columns-repeated="6"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table:style-name="ce7"/>
          <table:table-cell/>
          <table:table-cell table:number-columns-repeated="2" office:value-type="float" office:value="1" calcext:value-type="float">
            <text:p>1</text:p>
          </table:table-cell>
          <table:table-cell table:style-name="ce7"/>
          <table:table-cell/>
          <table:table-cell table:style-name="ce5" office:value-type="float" office:value="79" calcext:value-type="float">
            <text:p>79</text:p>
          </table:table-cell>
          <table:table-cell table:style-name="ce5" table:number-columns-repeated="2"/>
          <table:table-cell table:style-name="ce7" table:formula="of:=[.P10]/50*0.15 + [.Q10]/50*0.15 + [.R10]/100*0.2" office:value-type="float" office:value="0.237" calcext:value-type="float">
            <text:p>0.23700</text:p>
          </table:table-cell>
          <table:table-cell/>
          <table:table-cell table:style-name="ce5" office:value-type="float" office:value="75" calcext:value-type="float">
            <text:p>75</text:p>
          </table:table-cell>
          <table:table-cell table:style-name="ce5"/>
          <table:table-cell table:style-name="ce7"/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J10] + [.W10] + [.AC10] + [.AF10]" office:value-type="float" office:value="0" calcext:value-type="float">
            <text:p>0.00000</text:p>
          </table:table-cell>
          <table:table-cell table:style-name="ce15" table:formula="of:=IF([.AH10]&gt;=0.9875;&quot;A+&quot;;  IF([.AH10]&gt;=0.94; &quot;A&quot;; IF([.AH10]&gt;=0.9; &quot;A-&quot;; IF([.AH10]&gt;=0.87; &quot;B+&quot;; IF([.AH10]&gt;=0.84;&quot;B&quot;; IF([.AH10]&gt;=0.8; &quot;B-&quot;; IF([.AH10]&gt;=0.77; &quot;C+&quot;; IF([.AH10]&gt;=0.74;&quot;C&quot;; IF([.AH10]&gt;=0.7; &quot;C-&quot;; IF([.AH10]&gt;=0.67; &quot;D+&quot;; IF([.AH10]&gt;=0.64;&quot;D&quot;; IF([.AH10]&gt;=0.6; &quot;D-&quot;; &quot;F&quot;))))))))))))" office:value-type="string" office:string-value="F" calcext:value-type="string">
            <text:p>F</text:p>
          </table:table-cell>
          <table:table-cell table:style-name="ce17" table:formula="of:=VLOOKUP([.AI10]; [.$AO$2:.$AP$15]; 2; 0)" office:value-type="float" office:value="0" calcext:value-type="float">
            <text:p>0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2" calcext:value-type="float">
            <text:p>2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Andre Bryan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-</text:p>
          </table:table-cell>
          <table:table-cell table:number-columns-repeated="3" office:value-type="string" calcext:value-type="string">
            <text:p>A-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table:style-name="ce7"/>
          <table:table-cell/>
          <table:table-cell table:number-columns-repeated="2" office:value-type="float" office:value="1" calcext:value-type="float">
            <text:p>1</text:p>
          </table:table-cell>
          <table:table-cell table:style-name="ce7"/>
          <table:table-cell/>
          <table:table-cell table:style-name="ce5" office:value-type="float" office:value="78" calcext:value-type="float">
            <text:p>78</text:p>
          </table:table-cell>
          <table:table-cell table:style-name="ce5" table:number-columns-repeated="2"/>
          <table:table-cell table:style-name="ce7" table:formula="of:=[.P11]/50*0.15 + [.Q11]/50*0.15 + [.R11]/100*0.2" office:value-type="float" office:value="0.234" calcext:value-type="float">
            <text:p>0.23400</text:p>
          </table:table-cell>
          <table:table-cell/>
          <table:table-cell table:style-name="ce5" office:value-type="float" office:value="84" calcext:value-type="float">
            <text:p>84</text:p>
          </table:table-cell>
          <table:table-cell table:style-name="ce5"/>
          <table:table-cell table:style-name="ce7"/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J11] + [.W11] + [.AC11] + [.AF11]" office:value-type="float" office:value="0" calcext:value-type="float">
            <text:p>0.00000</text:p>
          </table:table-cell>
          <table:table-cell table:style-name="ce15" table:formula="of:=IF([.AH11]&gt;=0.9875;&quot;A+&quot;;  IF([.AH11]&gt;=0.94; &quot;A&quot;; IF([.AH11]&gt;=0.9; &quot;A-&quot;; IF([.AH11]&gt;=0.87; &quot;B+&quot;; IF([.AH11]&gt;=0.84;&quot;B&quot;; IF([.AH11]&gt;=0.8; &quot;B-&quot;; IF([.AH11]&gt;=0.77; &quot;C+&quot;; IF([.AH11]&gt;=0.74;&quot;C&quot;; IF([.AH11]&gt;=0.7; &quot;C-&quot;; IF([.AH11]&gt;=0.67; &quot;D+&quot;; IF([.AH11]&gt;=0.64;&quot;D&quot;; IF([.AH11]&gt;=0.6; &quot;D-&quot;; &quot;F&quot;))))))))))))" office:value-type="string" office:string-value="F" calcext:value-type="string">
            <text:p>F</text:p>
          </table:table-cell>
          <table:table-cell table:style-name="ce17" table:formula="of:=VLOOKUP([.AI11]; [.$AO$2:.$AP$15]; 2; 0)" office:value-type="float" office:value="0" calcext:value-type="float">
            <text:p>0</text:p>
          </table:table-cell>
          <table:table-cell/>
          <table:table-cell office:value-type="string" calcext:value-type="string">
            <text:p>C-</text:p>
          </table:table-cell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C-</text:p>
          </table:table-cell>
          <table:table-cell office:value-type="float" office:value="1.7" calcext:value-type="float">
            <text:p>1.7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Kyle Dilts</text:p>
          </table:table-cell>
          <table:table-cell office:value-type="string" calcext:value-type="string">
            <text:p>B-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HC</text:p>
          </table:table-cell>
          <table:table-cell table:number-columns-repeated="3" office:value-type="string" calcext:value-type="string">
            <text:p>A</text:p>
          </table:table-cell>
          <table:table-cell table:style-name="ce7"/>
          <table:table-cell/>
          <table:table-cell table:number-columns-repeated="2" office:value-type="float" office:value="1" calcext:value-type="float">
            <text:p>1</text:p>
          </table:table-cell>
          <table:table-cell table:style-name="ce7"/>
          <table:table-cell/>
          <table:table-cell table:style-name="ce5" office:value-type="float" office:value="86" calcext:value-type="float">
            <text:p>86</text:p>
          </table:table-cell>
          <table:table-cell table:style-name="ce5" table:number-columns-repeated="2"/>
          <table:table-cell table:style-name="ce7" table:formula="of:=[.P12]/50*0.15 + [.Q12]/50*0.15 + [.R12]/100*0.2" office:value-type="float" office:value="0.258" calcext:value-type="float">
            <text:p>0.25800</text:p>
          </table:table-cell>
          <table:table-cell/>
          <table:table-cell table:style-name="ce5" office:value-type="float" office:value="85" calcext:value-type="float">
            <text:p>85</text:p>
          </table:table-cell>
          <table:table-cell table:style-name="ce5"/>
          <table:table-cell table:style-name="ce7"/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J12] + [.W12] + [.AC12] + [.AF12]" office:value-type="float" office:value="0" calcext:value-type="float">
            <text:p>0.00000</text:p>
          </table:table-cell>
          <table:table-cell table:style-name="ce15" table:formula="of:=IF([.AH12]&gt;=0.9875;&quot;A+&quot;;  IF([.AH12]&gt;=0.94; &quot;A&quot;; IF([.AH12]&gt;=0.9; &quot;A-&quot;; IF([.AH12]&gt;=0.87; &quot;B+&quot;; IF([.AH12]&gt;=0.84;&quot;B&quot;; IF([.AH12]&gt;=0.8; &quot;B-&quot;; IF([.AH12]&gt;=0.77; &quot;C+&quot;; IF([.AH12]&gt;=0.74;&quot;C&quot;; IF([.AH12]&gt;=0.7; &quot;C-&quot;; IF([.AH12]&gt;=0.67; &quot;D+&quot;; IF([.AH12]&gt;=0.64;&quot;D&quot;; IF([.AH12]&gt;=0.6; &quot;D-&quot;; &quot;F&quot;))))))))))))" office:value-type="string" office:string-value="F" calcext:value-type="string">
            <text:p>F</text:p>
          </table:table-cell>
          <table:table-cell table:style-name="ce17" table:formula="of:=VLOOKUP([.AI12]; [.$AO$2:.$AP$15]; 2; 0)" office:value-type="float" office:value="0" calcext:value-type="float">
            <text:p>0</text:p>
          </table:table-cell>
          <table:table-cell/>
          <table:table-cell office:value-type="string" calcext:value-type="string">
            <text:p>D+</text:p>
          </table:table-cell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D+</text:p>
          </table:table-cell>
          <table:table-cell office:value-type="float" office:value="1.3" calcext:value-type="float">
            <text:p>1.3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Judson Dunaway-Barlow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A+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7"/>
          <table:table-cell/>
          <table:table-cell table:number-columns-repeated="2" office:value-type="float" office:value="1" calcext:value-type="float">
            <text:p>1</text:p>
          </table:table-cell>
          <table:table-cell table:style-name="ce7"/>
          <table:table-cell/>
          <table:table-cell table:style-name="ce5" office:value-type="float" office:value="83" calcext:value-type="float">
            <text:p>83</text:p>
          </table:table-cell>
          <table:table-cell table:style-name="ce5" table:number-columns-repeated="2"/>
          <table:table-cell table:style-name="ce7" table:formula="of:=[.P13]/50*0.15 + [.Q13]/50*0.15 + [.R13]/100*0.2" office:value-type="float" office:value="0.249" calcext:value-type="float">
            <text:p>0.24900</text:p>
          </table:table-cell>
          <table:table-cell/>
          <table:table-cell table:style-name="ce5" office:value-type="float" office:value="95" calcext:value-type="float">
            <text:p>95</text:p>
          </table:table-cell>
          <table:table-cell table:style-name="ce5"/>
          <table:table-cell table:style-name="ce7"/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J13] + [.W13] + [.AC13] + [.AF13]" office:value-type="float" office:value="0" calcext:value-type="float">
            <text:p>0.00000</text:p>
          </table:table-cell>
          <table:table-cell table:style-name="ce15" table:formula="of:=IF([.AH13]&gt;=0.9875;&quot;A+&quot;;  IF([.AH13]&gt;=0.94; &quot;A&quot;; IF([.AH13]&gt;=0.9; &quot;A-&quot;; IF([.AH13]&gt;=0.87; &quot;B+&quot;; IF([.AH13]&gt;=0.84;&quot;B&quot;; IF([.AH13]&gt;=0.8; &quot;B-&quot;; IF([.AH13]&gt;=0.77; &quot;C+&quot;; IF([.AH13]&gt;=0.74;&quot;C&quot;; IF([.AH13]&gt;=0.7; &quot;C-&quot;; IF([.AH13]&gt;=0.67; &quot;D+&quot;; IF([.AH13]&gt;=0.64;&quot;D&quot;; IF([.AH13]&gt;=0.6; &quot;D-&quot;; &quot;F&quot;))))))))))))" office:value-type="string" office:string-value="F" calcext:value-type="string">
            <text:p>F</text:p>
          </table:table-cell>
          <table:table-cell table:style-name="ce17" table:formula="of:=VLOOKUP([.AI13]; [.$AO$2:.$AP$15]; 2; 0)" office:value-type="float" office:value="0" calcext:value-type="float">
            <text:p>0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1" calcext:value-type="float">
            <text:p>1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Hunter Hoesch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A-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style-name="ce7"/>
          <table:table-cell/>
          <table:table-cell table:number-columns-repeated="2" office:value-type="float" office:value="1" calcext:value-type="float">
            <text:p>1</text:p>
          </table:table-cell>
          <table:table-cell table:style-name="ce7"/>
          <table:table-cell/>
          <table:table-cell table:style-name="ce5" office:value-type="float" office:value="66" calcext:value-type="float">
            <text:p>66</text:p>
          </table:table-cell>
          <table:table-cell table:style-name="ce5" table:number-columns-repeated="2"/>
          <table:table-cell table:style-name="ce7" table:formula="of:=[.P14]/50*0.15 + [.Q14]/50*0.15 + [.R14]/100*0.2" office:value-type="float" office:value="0.198" calcext:value-type="float">
            <text:p>0.19800</text:p>
          </table:table-cell>
          <table:table-cell/>
          <table:table-cell table:style-name="ce5" office:value-type="float" office:value="65" calcext:value-type="float">
            <text:p>65</text:p>
          </table:table-cell>
          <table:table-cell table:style-name="ce5"/>
          <table:table-cell table:style-name="ce7"/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J14] + [.W14] + [.AC14] + [.AF14]" office:value-type="float" office:value="0" calcext:value-type="float">
            <text:p>0.00000</text:p>
          </table:table-cell>
          <table:table-cell table:style-name="ce15" table:formula="of:=IF([.AH14]&gt;=0.9875;&quot;A+&quot;;  IF([.AH14]&gt;=0.94; &quot;A&quot;; IF([.AH14]&gt;=0.9; &quot;A-&quot;; IF([.AH14]&gt;=0.87; &quot;B+&quot;; IF([.AH14]&gt;=0.84;&quot;B&quot;; IF([.AH14]&gt;=0.8; &quot;B-&quot;; IF([.AH14]&gt;=0.77; &quot;C+&quot;; IF([.AH14]&gt;=0.74;&quot;C&quot;; IF([.AH14]&gt;=0.7; &quot;C-&quot;; IF([.AH14]&gt;=0.67; &quot;D+&quot;; IF([.AH14]&gt;=0.64;&quot;D&quot;; IF([.AH14]&gt;=0.6; &quot;D-&quot;; &quot;F&quot;))))))))))))" office:value-type="string" office:string-value="F" calcext:value-type="string">
            <text:p>F</text:p>
          </table:table-cell>
          <table:table-cell table:style-name="ce17" table:formula="of:=VLOOKUP([.AI14]; [.$AO$2:.$AP$15]; 2; 0)" office:value-type="float" office:value="0" calcext:value-type="float">
            <text:p>0</text:p>
          </table:table-cell>
          <table:table-cell/>
          <table:table-cell office:value-type="string" calcext:value-type="string">
            <text:p>D-</text:p>
          </table:table-cell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D-</text:p>
          </table:table-cell>
          <table:table-cell office:value-type="float" office:value="0" calcext:value-type="float">
            <text:p>0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Race Mahoney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C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A</text:p>
          </table:table-cell>
          <table:table-cell table:style-name="ce7"/>
          <table:table-cell/>
          <table:table-cell table:number-columns-repeated="2" office:value-type="float" office:value="1" calcext:value-type="float">
            <text:p>1</text:p>
          </table:table-cell>
          <table:table-cell table:style-name="ce7"/>
          <table:table-cell/>
          <table:table-cell table:style-name="ce5" office:value-type="float" office:value="71" calcext:value-type="float">
            <text:p>71</text:p>
          </table:table-cell>
          <table:table-cell table:style-name="ce5" table:number-columns-repeated="2"/>
          <table:table-cell table:style-name="ce7" table:formula="of:=[.P15]/50*0.15 + [.Q15]/50*0.15 + [.R15]/100*0.2" office:value-type="float" office:value="0.213" calcext:value-type="float">
            <text:p>0.21300</text:p>
          </table:table-cell>
          <table:table-cell/>
          <table:table-cell table:style-name="ce5" office:value-type="float" office:value="85" calcext:value-type="float">
            <text:p>85</text:p>
          </table:table-cell>
          <table:table-cell table:style-name="ce5"/>
          <table:table-cell table:style-name="ce7"/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J15] + [.W15] + [.AC15] + [.AF15]" office:value-type="float" office:value="0" calcext:value-type="float">
            <text:p>0.00000</text:p>
          </table:table-cell>
          <table:table-cell table:style-name="ce15" table:formula="of:=IF([.AH15]&gt;=0.9875;&quot;A+&quot;;  IF([.AH15]&gt;=0.94; &quot;A&quot;; IF([.AH15]&gt;=0.9; &quot;A-&quot;; IF([.AH15]&gt;=0.87; &quot;B+&quot;; IF([.AH15]&gt;=0.84;&quot;B&quot;; IF([.AH15]&gt;=0.8; &quot;B-&quot;; IF([.AH15]&gt;=0.77; &quot;C+&quot;; IF([.AH15]&gt;=0.74;&quot;C&quot;; IF([.AH15]&gt;=0.7; &quot;C-&quot;; IF([.AH15]&gt;=0.67; &quot;D+&quot;; IF([.AH15]&gt;=0.64;&quot;D&quot;; IF([.AH15]&gt;=0.6; &quot;D-&quot;; &quot;F&quot;))))))))))))" office:value-type="string" office:string-value="F" calcext:value-type="string">
            <text:p>F</text:p>
          </table:table-cell>
          <table:table-cell table:style-name="ce17" table:formula="of:=VLOOKUP([.AI15]; [.$AO$2:.$AP$15]; 2; 0)" office:value-type="float" office:value="0" calcext:value-type="float">
            <text:p>0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" calcext:value-type="float">
            <text:p>0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Jenna Millin</text:p>
          </table:table-cell>
          <table:table-cell office:value-type="string" calcext:value-type="string">
            <text:p>B+</text:p>
          </table:table-cell>
          <table:table-cell table:number-columns-repeated="6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7"/>
          <table:table-cell/>
          <table:table-cell table:number-columns-repeated="2" office:value-type="float" office:value="0" calcext:value-type="float">
            <text:p>0</text:p>
          </table:table-cell>
          <table:table-cell table:style-name="ce7"/>
          <table:table-cell/>
          <table:table-cell table:style-name="ce5" office:value-type="float" office:value="52" calcext:value-type="float">
            <text:p>52</text:p>
          </table:table-cell>
          <table:table-cell table:style-name="ce5" table:number-columns-repeated="2"/>
          <table:table-cell table:style-name="ce7" table:formula="of:=[.P16]/50*0.15 + [.Q16]/50*0.15 + [.R16]/100*0.2" office:value-type="float" office:value="0.156" calcext:value-type="float">
            <text:p>0.15600</text:p>
          </table:table-cell>
          <table:table-cell/>
          <table:table-cell table:style-name="ce5" office:value-type="float" office:value="72" calcext:value-type="float">
            <text:p>72</text:p>
          </table:table-cell>
          <table:table-cell table:style-name="ce5"/>
          <table:table-cell table:style-name="ce7"/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J16] + [.W16] + [.AC16] + [.AF16]" office:value-type="float" office:value="0" calcext:value-type="float">
            <text:p>0.00000</text:p>
          </table:table-cell>
          <table:table-cell table:style-name="ce15" table:formula="of:=IF([.AH16]&gt;=0.9875;&quot;A+&quot;;  IF([.AH16]&gt;=0.94; &quot;A&quot;; IF([.AH16]&gt;=0.9; &quot;A-&quot;; IF([.AH16]&gt;=0.87; &quot;B+&quot;; IF([.AH16]&gt;=0.84;&quot;B&quot;; IF([.AH16]&gt;=0.8; &quot;B-&quot;; IF([.AH16]&gt;=0.77; &quot;C+&quot;; IF([.AH16]&gt;=0.74;&quot;C&quot;; IF([.AH16]&gt;=0.7; &quot;C-&quot;; IF([.AH16]&gt;=0.67; &quot;D+&quot;; IF([.AH16]&gt;=0.64;&quot;D&quot;; IF([.AH16]&gt;=0.6; &quot;D-&quot;; &quot;F&quot;))))))))))))" office:value-type="string" office:string-value="F" calcext:value-type="string">
            <text:p>F</text:p>
          </table:table-cell>
          <table:table-cell table:style-name="ce17" table:formula="of:=VLOOKUP([.AI16]; [.$AO$2:.$AP$15]; 2; 0)" office:value-type="float" office:value="0" calcext:value-type="float">
            <text:p>0</text:p>
          </table:table-cell>
          <table:table-cell/>
          <table:table-cell table:style-name="ce20"/>
          <table:table-cell table:style-name="ce10"/>
          <table:table-cell/>
          <table:table-cell table:style-name="ce20"/>
          <table:table-cell table:style-name="ce25"/>
          <table:table-cell table:number-columns-repeated="2"/>
          <table:table-cell table:style-name="Default"/>
          <table:table-cell table:number-columns-repeated="979"/>
        </table:table-row>
        <table:table-row table:style-name="ro1">
          <table:table-cell office:value-type="string" calcext:value-type="string">
            <text:p>Ahmad Rajeh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7"/>
          <table:table-cell/>
          <table:table-cell table:number-columns-repeated="2" office:value-type="float" office:value="1" calcext:value-type="float">
            <text:p>1</text:p>
          </table:table-cell>
          <table:table-cell table:style-name="ce7"/>
          <table:table-cell/>
          <table:table-cell table:style-name="ce5" office:value-type="float" office:value="65" calcext:value-type="float">
            <text:p>65</text:p>
          </table:table-cell>
          <table:table-cell table:style-name="ce5" table:number-columns-repeated="2"/>
          <table:table-cell table:style-name="ce7" table:formula="of:=[.P17]/50*0.15 + [.Q17]/50*0.15 + [.R17]/100*0.2" office:value-type="float" office:value="0.195" calcext:value-type="float">
            <text:p>0.19500</text:p>
          </table:table-cell>
          <table:table-cell/>
          <table:table-cell table:style-name="ce5" office:value-type="float" office:value="94" calcext:value-type="float">
            <text:p>94</text:p>
          </table:table-cell>
          <table:table-cell table:style-name="ce5"/>
          <table:table-cell table:style-name="ce7"/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J17] + [.W17] + [.AC17] + [.AF17]" office:value-type="float" office:value="0" calcext:value-type="float">
            <text:p>0.00000</text:p>
          </table:table-cell>
          <table:table-cell table:style-name="ce15" table:formula="of:=IF([.AH17]&gt;=0.9875;&quot;A+&quot;;  IF([.AH17]&gt;=0.94; &quot;A&quot;; IF([.AH17]&gt;=0.9; &quot;A-&quot;; IF([.AH17]&gt;=0.87; &quot;B+&quot;; IF([.AH17]&gt;=0.84;&quot;B&quot;; IF([.AH17]&gt;=0.8; &quot;B-&quot;; IF([.AH17]&gt;=0.77; &quot;C+&quot;; IF([.AH17]&gt;=0.74;&quot;C&quot;; IF([.AH17]&gt;=0.7; &quot;C-&quot;; IF([.AH17]&gt;=0.67; &quot;D+&quot;; IF([.AH17]&gt;=0.64;&quot;D&quot;; IF([.AH17]&gt;=0.6; &quot;D-&quot;; &quot;F&quot;))))))))))))" office:value-type="string" office:string-value="F" calcext:value-type="string">
            <text:p>F</text:p>
          </table:table-cell>
          <table:table-cell table:style-name="ce17" table:formula="of:=VLOOKUP([.AI17]; [.$AO$2:.$AP$15]; 2; 0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Sam Rodman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HC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7"/>
          <table:table-cell/>
          <table:table-cell table:number-columns-repeated="2" office:value-type="float" office:value="1" calcext:value-type="float">
            <text:p>1</text:p>
          </table:table-cell>
          <table:table-cell table:style-name="ce7"/>
          <table:table-cell/>
          <table:table-cell table:style-name="ce5" office:value-type="float" office:value="72" calcext:value-type="float">
            <text:p>72</text:p>
          </table:table-cell>
          <table:table-cell table:style-name="ce5" table:number-columns-repeated="2"/>
          <table:table-cell table:style-name="ce7" table:formula="of:=[.P18]/50*0.15 + [.Q18]/50*0.15 + [.R18]/100*0.2" office:value-type="float" office:value="0.216" calcext:value-type="float">
            <text:p>0.21600</text:p>
          </table:table-cell>
          <table:table-cell/>
          <table:table-cell table:style-name="ce5" office:value-type="float" office:value="79" calcext:value-type="float">
            <text:p>79</text:p>
          </table:table-cell>
          <table:table-cell table:style-name="ce5"/>
          <table:table-cell table:style-name="ce7"/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J18] + [.W18] + [.AC18] + [.AF18]" office:value-type="float" office:value="0" calcext:value-type="float">
            <text:p>0.00000</text:p>
          </table:table-cell>
          <table:table-cell table:style-name="ce15" table:formula="of:=IF([.AH18]&gt;=0.9875;&quot;A+&quot;;  IF([.AH18]&gt;=0.94; &quot;A&quot;; IF([.AH18]&gt;=0.9; &quot;A-&quot;; IF([.AH18]&gt;=0.87; &quot;B+&quot;; IF([.AH18]&gt;=0.84;&quot;B&quot;; IF([.AH18]&gt;=0.8; &quot;B-&quot;; IF([.AH18]&gt;=0.77; &quot;C+&quot;; IF([.AH18]&gt;=0.74;&quot;C&quot;; IF([.AH18]&gt;=0.7; &quot;C-&quot;; IF([.AH18]&gt;=0.67; &quot;D+&quot;; IF([.AH18]&gt;=0.64;&quot;D&quot;; IF([.AH18]&gt;=0.6; &quot;D-&quot;; &quot;F&quot;))))))))))))" office:value-type="string" office:string-value="F" calcext:value-type="string">
            <text:p>F</text:p>
          </table:table-cell>
          <table:table-cell table:style-name="ce17" table:formula="of:=VLOOKUP([.AI18]; [.$AO$2:.$AP$15]; 2; 0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Ryan Yamada</text:p>
          </table:table-cell>
          <table:table-cell table:number-columns-repeated="5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2" office:value-type="string" calcext:value-type="string">
            <text:p>A</text:p>
          </table:table-cell>
          <table:table-cell table:style-name="ce7"/>
          <table:table-cell/>
          <table:table-cell table:number-columns-repeated="2" office:value-type="float" office:value="1" calcext:value-type="float">
            <text:p>1</text:p>
          </table:table-cell>
          <table:table-cell table:style-name="ce7"/>
          <table:table-cell/>
          <table:table-cell table:style-name="ce5" office:value-type="float" office:value="78" calcext:value-type="float">
            <text:p>78</text:p>
          </table:table-cell>
          <table:table-cell table:style-name="ce5" table:number-columns-repeated="2"/>
          <table:table-cell table:style-name="ce7" table:formula="of:=[.P19]/50*0.15 + [.Q19]/50*0.15 + [.R19]/100*0.2" office:value-type="float" office:value="0.234" calcext:value-type="float">
            <text:p>0.23400</text:p>
          </table:table-cell>
          <table:table-cell/>
          <table:table-cell table:style-name="ce5" office:value-type="float" office:value="90" calcext:value-type="float">
            <text:p>90</text:p>
          </table:table-cell>
          <table:table-cell table:style-name="ce5"/>
          <table:table-cell table:style-name="ce7"/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J19] + [.W19] + [.AC19] + [.AF19]" office:value-type="float" office:value="0" calcext:value-type="float">
            <text:p>0.00000</text:p>
          </table:table-cell>
          <table:table-cell table:style-name="ce15" table:formula="of:=IF([.AH19]&gt;=0.9875;&quot;A+&quot;;  IF([.AH19]&gt;=0.94; &quot;A&quot;; IF([.AH19]&gt;=0.9; &quot;A-&quot;; IF([.AH19]&gt;=0.87; &quot;B+&quot;; IF([.AH19]&gt;=0.84;&quot;B&quot;; IF([.AH19]&gt;=0.8; &quot;B-&quot;; IF([.AH19]&gt;=0.77; &quot;C+&quot;; IF([.AH19]&gt;=0.74;&quot;C&quot;; IF([.AH19]&gt;=0.7; &quot;C-&quot;; IF([.AH19]&gt;=0.67; &quot;D+&quot;; IF([.AH19]&gt;=0.64;&quot;D&quot;; IF([.AH19]&gt;=0.6; &quot;D-&quot;; &quot;F&quot;))))))))))))" office:value-type="string" office:string-value="F" calcext:value-type="string">
            <text:p>F</text:p>
          </table:table-cell>
          <table:table-cell table:style-name="ce17" table:formula="of:=VLOOKUP([.AI19]; [.$AO$2:.$AP$15]; 2; 0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9"/>
          <table:table-cell table:style-name="ce7"/>
          <table:table-cell table:number-columns-repeated="3"/>
          <table:table-cell table:style-name="ce7"/>
          <table:table-cell/>
          <table:table-cell table:style-name="ce5" table:number-columns-repeated="3"/>
          <table:table-cell table:style-name="ce7"/>
          <table:table-cell/>
          <table:table-cell table:style-name="ce5" table:number-columns-repeated="2"/>
          <table:table-cell table:style-name="ce7"/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J20] + [.W20] + [.AC20] + [.AF20]" office:value-type="float" office:value="0" calcext:value-type="float">
            <text:p>0.00000</text:p>
          </table:table-cell>
          <table:table-cell table:style-name="ce15" table:formula="of:=IF([.AH20]&gt;=0.9875;&quot;A+&quot;;  IF([.AH20]&gt;=0.94; &quot;A&quot;; IF([.AH20]&gt;=0.9; &quot;A-&quot;; IF([.AH20]&gt;=0.87; &quot;B+&quot;; IF([.AH20]&gt;=0.84;&quot;B&quot;; IF([.AH20]&gt;=0.8; &quot;B-&quot;; IF([.AH20]&gt;=0.77; &quot;C+&quot;; IF([.AH20]&gt;=0.74;&quot;C&quot;; IF([.AH20]&gt;=0.7; &quot;C-&quot;; IF([.AH20]&gt;=0.67; &quot;D+&quot;; IF([.AH20]&gt;=0.64;&quot;D&quot;; IF([.AH20]&gt;=0.6; &quot;D-&quot;; &quot;F&quot;))))))))))))" office:value-type="string" office:string-value="F" calcext:value-type="string">
            <text:p>F</text:p>
          </table:table-cell>
          <table:table-cell table:style-name="ce17" table:formula="of:=VLOOKUP([.AI20]; [.$AO$2:.$AP$15]; 2; 0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9"/>
          <table:table-cell table:style-name="ce7"/>
          <table:table-cell table:number-columns-repeated="3"/>
          <table:table-cell table:style-name="ce7"/>
          <table:table-cell/>
          <table:table-cell table:style-name="ce5" table:formula="of:=AVERAGE([.P2:.P19])" office:value-type="float" office:value="70.1111111111111" calcext:value-type="float">
            <text:p>70.1111111111</text:p>
          </table:table-cell>
          <table:table-cell table:style-name="ce5" table:number-columns-repeated="2"/>
          <table:table-cell table:style-name="ce7"/>
          <table:table-cell/>
          <table:table-cell table:style-name="ce5" table:formula="of:=AVERAGE([.U2:.U19])" office:value-type="float" office:value="79.1666666666667" calcext:value-type="float">
            <text:p>79.1666666667</text:p>
          </table:table-cell>
          <table:table-cell table:style-name="ce5"/>
          <table:table-cell table:style-name="ce7"/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J21] + [.W21] + [.AC21] + [.AF21]" office:value-type="float" office:value="0" calcext:value-type="float">
            <text:p>0.00000</text:p>
          </table:table-cell>
          <table:table-cell table:style-name="ce15" table:formula="of:=IF([.AH21]&gt;=0.9875;&quot;A+&quot;;  IF([.AH21]&gt;=0.94; &quot;A&quot;; IF([.AH21]&gt;=0.9; &quot;A-&quot;; IF([.AH21]&gt;=0.87; &quot;B+&quot;; IF([.AH21]&gt;=0.84;&quot;B&quot;; IF([.AH21]&gt;=0.8; &quot;B-&quot;; IF([.AH21]&gt;=0.77; &quot;C+&quot;; IF([.AH21]&gt;=0.74;&quot;C&quot;; IF([.AH21]&gt;=0.7; &quot;C-&quot;; IF([.AH21]&gt;=0.67; &quot;D+&quot;; IF([.AH21]&gt;=0.64;&quot;D&quot;; IF([.AH21]&gt;=0.6; &quot;D-&quot;; &quot;F&quot;))))))))))))" office:value-type="string" office:string-value="F" calcext:value-type="string">
            <text:p>F</text:p>
          </table:table-cell>
          <table:table-cell table:style-name="ce17" table:formula="of:=VLOOKUP([.AI21]; [.$AO$2:.$AP$15]; 2; 0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9"/>
          <table:table-cell table:style-name="ce7"/>
          <table:table-cell table:number-columns-repeated="3"/>
          <table:table-cell table:style-name="ce7"/>
          <table:table-cell/>
          <table:table-cell table:style-name="ce5" table:number-columns-repeated="3"/>
          <table:table-cell table:style-name="ce7"/>
          <table:table-cell/>
          <table:table-cell table:style-name="ce5" table:number-columns-repeated="2"/>
          <table:table-cell table:style-name="ce7"/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J22] + [.W22] + [.AC22] + [.AF22]" office:value-type="float" office:value="0" calcext:value-type="float">
            <text:p>0.00000</text:p>
          </table:table-cell>
          <table:table-cell table:style-name="ce15" table:formula="of:=IF([.AH22]&gt;=0.9875;&quot;A+&quot;;  IF([.AH22]&gt;=0.94; &quot;A&quot;; IF([.AH22]&gt;=0.9; &quot;A-&quot;; IF([.AH22]&gt;=0.87; &quot;B+&quot;; IF([.AH22]&gt;=0.84;&quot;B&quot;; IF([.AH22]&gt;=0.8; &quot;B-&quot;; IF([.AH22]&gt;=0.77; &quot;C+&quot;; IF([.AH22]&gt;=0.74;&quot;C&quot;; IF([.AH22]&gt;=0.7; &quot;C-&quot;; IF([.AH22]&gt;=0.67; &quot;D+&quot;; IF([.AH22]&gt;=0.64;&quot;D&quot;; IF([.AH22]&gt;=0.6; &quot;D-&quot;; &quot;F&quot;))))))))))))" office:value-type="string" office:string-value="F" calcext:value-type="string">
            <text:p>F</text:p>
          </table:table-cell>
          <table:table-cell table:style-name="ce17" table:formula="of:=VLOOKUP([.AI22]; [.$AO$2:.$AP$15]; 2; 0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9"/>
          <table:table-cell table:style-name="ce8"/>
          <table:table-cell table:number-columns-repeated="3"/>
          <table:table-cell table:style-name="ce8"/>
          <table:table-cell table:number-columns-repeated="4"/>
          <table:table-cell table:style-name="ce8"/>
          <table:table-cell table:number-columns-repeated="3"/>
          <table:table-cell table:style-name="ce8"/>
          <table:table-cell table:number-columns-repeated="4"/>
          <table:table-cell table:style-name="ce5"/>
          <table:table-cell table:number-columns-repeated="5"/>
          <table:table-cell table:style-name="ce15" table:formula="of:=AVERAGE([.AH2:.AH19])" office:value-type="float" office:value="0" calcext:value-type="float">
            <text:p>0</text:p>
          </table:table-cell>
          <table:table-cell table:style-name="ce12"/>
          <table:table-cell table:style-name="ce15" table:formula="of:=AVERAGE([.AJ2:.AJ22])" office:value-type="float" office:value="0" calcext:value-type="float">
            <text:p>0</text:p>
          </table:table-cell>
          <table:table-cell table:number-columns-repeated="988"/>
        </table:table-row>
        <table:table-row table:style-name="ro1" table:number-rows-repeated="5">
          <table:table-cell table:number-columns-repeated="9"/>
          <table:table-cell table:style-name="ce8"/>
          <table:table-cell table:number-columns-repeated="3"/>
          <table:table-cell table:style-name="ce8"/>
          <table:table-cell table:number-columns-repeated="4"/>
          <table:table-cell table:style-name="ce8"/>
          <table:table-cell table:number-columns-repeated="3"/>
          <table:table-cell table:style-name="ce8"/>
          <table:table-cell table:number-columns-repeated="1001"/>
        </table:table-row>
        <table:table-row table:style-name="ro1">
          <table:table-cell table:number-columns-repeated="9"/>
          <table:table-cell table:style-name="ce8"/>
          <table:table-cell table:number-columns-repeated="3"/>
          <table:table-cell table:style-name="ce8"/>
          <table:table-cell table:number-columns-repeated="1010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5" number:min-integer-digits="1"/>
    </number:number-style>
    <number:number-style style:name="N122">
      <number:number number:decimal-places="1"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0">00/00/0000</text:date>, <text:time style:data-style-name="N2" text:time-value="13:09:12.2400674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egory Kapfhammer</meta:initial-creator>
    <meta:creation-date>2012-12-28T21:07:17</meta:creation-date>
    <dc:date>2014-11-10T13:19:42.065001108</dc:date>
    <dc:creator>Gregory Kapfhammer</dc:creator>
    <meta:editing-duration>P6DT9H40M52S</meta:editing-duration>
    <meta:editing-cycles>214</meta:editing-cycles>
    <meta:generator>LibreOffice/4.2.6.3$Linux_x86 LibreOffice_project/420m0$Build-3</meta:generator>
    <meta:printed-by>Gregory Kapfhammer</meta:printed-by>
    <meta:print-date>2012-12-31T15:26:41</meta:print-date>
    <meta:document-statistic meta:table-count="1" meta:cell-count="402" meta:object-count="0"/>
  </office:meta>
</office:document-meta>
</file>